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10_08-55-2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2-10_02-13-5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10_02-13-50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09_13-35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2-09_21-05-4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3-02-10_13-28-2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10_00-50-50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 office:value-type="string">
            <text:p>2023-02-10_00-50-51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10_00-50-58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2023-02-10_00-52-2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,occasion=経過観察,id=2023-02-02_01-44-01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2-10_00-52-3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,occasion=経過観察,id=2023-02-02_01-44-01_000.jp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,occasion=経過観察,id=2023-02-02_01-44-01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8" office:value-type="string">
            <text:p>2023-02-10_09-15-2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 office:value-type="string">
            <text:p>2023-02-09_16-02-43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1 / w=両国橋；茅ヶ崎；大磯町；東京市：発火、消火；被服廠；横綱町公園；深川,topic=~,publisher=~,other=map+:両国橋;map+:神奈川県、大磯町、茅ヶ崎市；map+:被服廠、付近；map+:深川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218_chosenjin_gyakusatsu / 『関東大震災　「朝鮮人虐殺の真実」』 著者=工藤美代子,校注=~,出版社=産経新聞出版 / p.11 / w=両国橋；茅ヶ崎；大磯町；東京市：発火、消火；被服廠；横綱町公園；深川,topic=~,publisher=~,other=map+:両国橋;map+:神奈川県、大磯町、茅ヶ崎市；map+:被服廠、付近；map+:深川">
            <text:p>:m #*# RES / JVEMV6 64#218_chosenjin_gyakusatsu / 『関東大震災　「朝鮮人虐殺の真実」』 著者=工藤美代子,校注=~,出版社=産経新聞出版 / p.11 / w=両国橋；茅ヶ崎；大磯町；東京市：発火、消火；被服廠；横綱町公園；深川,topic=~,publisher=~,other=map+:両国橋;map+:神奈川県、大磯町、茅ヶ崎市；map+:被服廠、付近；map+:深川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09_17-56-23_000.jpg</text:p>
          </table:table-cell>
          <table:table-cell table:style-name="ce26" office:value-type="string">
            <text:p>:m RES 1*1 / free# JVEMV6 83#_102:1 / 83. chemistry / topics=微粒子：表面化学,w=グリセリン；フロロフォルム,s=~,i=~,other=,next=,doc=r-1-1~1.5:『微粒子から探る物性七変化』 238_maeno:p.1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7];CONCATENATE([.C17];&quot; / &quot;;[.E15]))" office:value-type="string" office:string-value=":tome / (lang=ja) / topic=神様について / content=私の神は、楽しいことが好きな神様。楽しげな曲が好き。">
            <text:p>:tome / (lang=ja) / topic=神様について / content=私の神は、楽しいことが好きな神様。楽しげな曲が好き。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09_17-56-43_000.jpg</text:p>
          </table:table-cell>
          <table:table-cell table:style-name="ce26" office:value-type="string">
            <text:p>:m #*# RES / JVEMV6 64#238_maeno / 『微粒子から探る物性七変化』 著者=前野昌弘,校注=~ / p.5 / w=~,topic=N等分：表面積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#*# RES / JVEMV6 64#238_maeno / 『微粒子から探る物性七変化』 著者=前野昌弘,校注=~ / p.5 / w=~,topic=N等分：表面積,publisher=~,other=~">
            <text:p>:m #*# RES / JVEMV6 64#238_maeno / 『微粒子から探る物性七変化』 著者=前野昌弘,校注=~ / p.5 / w=~,topic=N等分：表面積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10_08-55-39_000.jpg</text:p>
          </table:table-cell>
          <table:table-cell table:style-name="ce26" office:value-type="string">
            <text:p>:tome / (lang=ja) / topic=神様について / content=私の神は、楽しいことが好きな神様。楽しげな曲が好き。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tome / (lang=ja) / topic=神様について / content=私の神は、楽しいことが好きな神様。楽しげな曲が好き。">
            <text:p>:tome / (lang=ja) / topic=神様について / content=私の神は、楽しいことが好きな神様。楽しげな曲が好き。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8" office:value-type="string">
            <text:p>2023-02-10_12-50-57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7 / w=被服廠；安田善次郎；,topic=被服廠の面積：東京ドームとの比較；死者数；,publisher=~,other=map+:墨田区、周辺；calc+:被服廠、面積：平米への変換；calc+:被服廠、人口密度；memo+~ske+:墨田区：緑町；calc+:東京市の８割；memo+:関東地震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RES / JVEMV6 64#218_chosenjin_gyakusatsu / 『関東大震災　「朝鮮人虐殺の真実」』 著者=工藤美代子,校注=~,出版社=産経新聞出版 / p.17 / w=被服廠；安田善次郎；,topic=被服廠の面積：東京ドームとの比較；死者数；,publisher=~,other=map+:墨田区、周辺；calc+:被服廠、面積：平米への変換；calc+:被服廠、人口密度；memo+~ske+:墨田区：緑町；calc+:東京市の８割；memo+:関東地震">
            <text:p>:m #*# RES / JVEMV6 64#218_chosenjin_gyakusatsu / 『関東大震災　「朝鮮人虐殺の真実」』 著者=工藤美代子,校注=~,出版社=産経新聞出版 / p.17 / w=被服廠；安田善次郎；,topic=被服廠の面積：東京ドームとの比較；死者数；,publisher=~,other=map+:墨田区、周辺；calc+:被服廠、面積：平米への変換；calc+:被服廠、人口密度；memo+~ske+:墨田区：緑町；calc+:東京市の８割；memo+:関東地震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10_12-51-42_000.jpg</text:p>
          </table:table-cell>
          <table:table-cell table:style-name="ce26" office:value-type="string">
            <text:p>:m #*# / memo:other(m:other) / topic=習字, about=,other=,id=~,content=橋;両;京;都;駅;田;畑;葉;末;前;後;明;駅;温;甘;味;被;服;廠;尚;武;荒;墨;染;黒;塗;蔵;路;緑;所;在;服;装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#*# / memo:other(m:other) / topic=習字, about=,other=,id=~,content=橋;両;京;都;駅;田;畑;葉;末;前;後;明;駅;温;甘;味;被;服;廠;尚;武;荒;墨;染;黒;塗;蔵;路;緑;所;在;服;装;">
            <text:p>:m #*# / memo:other(m:other) / topic=習字, about=,other=,id=~,content=橋;両;京;都;駅;田;畑;葉;末;前;後;明;駅;温;甘;味;被;服;廠;尚;武;荒;墨;染;黒;塗;蔵;路;緑;所;在;服;装;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09_18-37-46_000.mp4</text:p>
          </table:table-cell>
          <table:table-cell table:style-name="ce26" office:value-type="string">
            <text:p>:VIDEO / @自室 / 記録 / jap.flute / 演奏、play / R=1 / genre=melody,session=hour-18,memo=~,file-piece-id=~,memo=+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VIDEO / @自室 / 記録 / jap.flute / 演奏、play / R=1 / genre=melody,session=hour-18,memo=~,file-piece-id=~,memo=+,other=~">
            <text:p>:VIDEO / @自室 / 記録 / jap.flute / 演奏、play / R=1 / genre=melody,session=hour-18,memo=~,file-piece-id=~,memo=+,other=~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8" office:value-type="string">
            <text:p>2023-02-09_18-40-29_000.mp4</text:p>
          </table:table-cell>
          <table:table-cell table:style-name="ce26" office:value-type="string">
            <text:p>:VIDEO / @自室 / 記録 / jap.flute / 演奏、play / R=2 / genre=melody,session=hour-18,memo=~,file-piece-id=~,memo=+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VIDEO / @自室 / 記録 / jap.flute / 演奏、play / R=2 / genre=melody,session=hour-18,memo=~,file-piece-id=~,memo=+,other=~">
            <text:p>:VIDEO / @自室 / 記録 / jap.flute / 演奏、play / R=2 / genre=melody,session=hour-18,memo=~,file-piece-id=~,memo=+,other=~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0">2023/02/10</text:date>, <text:time>15:18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0T15:18:57</dc:date>
    <dc:creator>iwabuchi ken</dc:creator>
    <meta:editing-duration>P53DT19H9M20S</meta:editing-duration>
    <meta:editing-cycles>17329</meta:editing-cycles>
    <meta:document-statistic meta:table-count="2" meta:cell-count="929" meta:object-count="0"/>
    <meta:user-defined meta:name="qrichtext">1</meta:user-defined>
  </office:meta>
</office:document-meta>
</file>